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b278" officeooo:paragraph-rsid="0007b278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7b278" officeooo:paragraph-rsid="0007b278"/>
    </style:style>
    <style:style style:name="P3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07b278" officeooo:paragraph-rsid="0007b278"/>
    </style:style>
    <style:style style:name="P4" style:family="paragraph" style:parent-style-name="Standard">
      <style:paragraph-properties fo:text-align="justify" style:justify-single-word="false"/>
      <style:text-properties style:font-name="Arial" style:text-underline-style="none" officeooo:rsid="0007b278" officeooo:paragraph-rsid="0007b278"/>
    </style:style>
    <style:style style:name="P5" style:family="paragraph" style:parent-style-name="Standard">
      <style:paragraph-properties fo:text-align="justify" style:justify-single-word="false"/>
      <style:text-properties style:font-name="Arial" style:text-underline-style="none" officeooo:rsid="0008e358" officeooo:paragraph-rsid="0008e358"/>
    </style:style>
    <style:style style:name="P6" style:family="paragraph" style:parent-style-name="Standard">
      <style:paragraph-properties fo:text-align="justify" style:justify-single-word="false"/>
      <style:text-properties style:font-name="Arial" style:text-underline-style="none" officeooo:rsid="0009ea1f" officeooo:paragraph-rsid="0009ea1f"/>
    </style:style>
    <style:style style:name="P7" style:family="paragraph" style:parent-style-name="Standard">
      <style:paragraph-properties fo:text-align="justify" style:justify-single-word="false"/>
      <style:text-properties style:font-name="Arial" style:text-underline-style="none" officeooo:rsid="000c87cf" officeooo:paragraph-rsid="000c87cf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Arial" style:text-underline-style="none" officeooo:rsid="000e34e3" officeooo:paragraph-rsid="000e34e3"/>
    </style:style>
    <style:style style:name="P9" style:family="paragraph" style:parent-style-name="Standard">
      <style:paragraph-properties fo:text-align="justify" style:justify-single-word="false"/>
      <style:text-properties style:font-name="Arial" style:text-underline-style="none" officeooo:rsid="000e34e3" officeooo:paragraph-rsid="000e34e3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none" officeooo:rsid="000e3f43" officeooo:paragraph-rsid="000e3f43"/>
    </style:style>
    <style:style style:name="P11" style:family="paragraph" style:parent-style-name="Standard">
      <style:paragraph-properties fo:text-align="justify" style:justify-single-word="false"/>
      <style:text-properties style:font-name="Arial" style:text-underline-style="none" officeooo:rsid="00116c24" officeooo:paragraph-rsid="000e3f43"/>
    </style:style>
    <style:style style:name="P12" style:family="paragraph" style:parent-style-name="Standard">
      <style:paragraph-properties fo:text-align="justify" style:justify-single-word="false"/>
      <style:text-properties style:font-name="Arial" style:text-underline-style="none" officeooo:rsid="00116c24" officeooo:paragraph-rsid="00116c24"/>
    </style:style>
    <style:style style:name="P13" style:family="paragraph" style:parent-style-name="Standard">
      <style:paragraph-properties fo:text-align="justify" style:justify-single-word="false"/>
      <style:text-properties style:font-name="Arial" style:text-underline-style="none" officeooo:rsid="0011cfa3" officeooo:paragraph-rsid="0011cfa3"/>
    </style:style>
    <style:style style:name="P14" style:family="paragraph" style:parent-style-name="Standard">
      <style:paragraph-properties fo:text-align="justify" style:justify-single-word="false"/>
      <style:text-properties style:font-name="Arial" style:text-underline-style="none" officeooo:rsid="001354fb" officeooo:paragraph-rsid="001354fb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none" officeooo:rsid="001538b4" officeooo:paragraph-rsid="001538b4"/>
    </style:style>
    <style:style style:name="P16" style:family="paragraph" style:parent-style-name="Standard">
      <style:paragraph-properties fo:text-align="justify" style:justify-single-word="false"/>
      <style:text-properties style:font-name="Arial" style:text-underline-style="none" officeooo:rsid="001962dc" officeooo:paragraph-rsid="001962dc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officeooo:rsid="001b3982" officeooo:paragraph-rsid="001b3982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7b278" officeooo:paragraph-rsid="0007b278"/>
    </style:style>
    <style:style style:name="T1" style:family="text">
      <style:text-properties officeooo:rsid="000fbe3d"/>
    </style:style>
    <style:style style:name="T2" style:family="text">
      <style:text-properties officeooo:rsid="0015f96e"/>
    </style:style>
    <style:style style:name="T3" style:family="text">
      <style:text-properties officeooo:rsid="001742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Veille informationnelle</text:p>
      <text:p text:style-name="P1"/>
      <text:p text:style-name="P2"/>
      <text:p text:style-name="P4">1. Définition</text:p>
      <text:p text:style-name="P3"/>
      <text:p text:style-name="P5">⇒ Rester informer des nouvelles publications dans un domaine</text:p>
      <text:p text:style-name="P5"/>
      <text:p text:style-name="P5">⇒ 3 principales sortes de veilles</text:p>
      <text:p text:style-name="P5"><text:tab/>⇒ Technologique</text:p>
      <text:p text:style-name="P5"><text:tab/><text:tab/>⇒ Développement technique</text:p>
      <text:p text:style-name="P5"><text:tab/><text:tab/>⇒ Performance produit</text:p>
      <text:p text:style-name="P5"><text:tab/><text:tab/>⇒ Résultat recherche</text:p>
      <text:p text:style-name="P5"><text:tab/>⇒ Économique</text:p>
      <text:p text:style-name="P5"><text:tab/><text:tab/>⇒ Commerciale</text:p>
      <text:p text:style-name="P5"><text:tab/><text:tab/>⇒ Concurrentielle</text:p>
      <text:p text:style-name="P5"><text:tab/>⇒ Réglementaire</text:p>
      <text:p text:style-name="P5"><text:tab/><text:tab/>⇒ Normative</text:p>
      <text:p text:style-name="P5"><text:tab/><text:tab/>⇒ Brevet</text:p>
      <text:p text:style-name="P5"><text:tab/><text:tab/>⇒ Juridique</text:p>
      <text:p text:style-name="P5"/>
      <text:p text:style-name="P6">⇒ 2 méthodes</text:p>
      <text:p text:style-name="P6"><text:tab/>⇒ Manuelle (Pull)</text:p>
      <text:p text:style-name="P6"><text:tab/><text:tab/>⇒ Se rendre sur différents sites pour trouver de l’info</text:p>
      <text:p text:style-name="P6"><text:tab/>⇒ Automatisée (Push)</text:p>
      <text:p text:style-name="P6"><text:tab/><text:tab/>⇒ Programme avec une application de réception de l’information</text:p>
      <text:p text:style-name="P6"/>
      <text:p text:style-name="P6">⇒ 2 sortes de sources</text:p>
      <text:p text:style-name="P6"><text:tab/>⇒ Généraliste</text:p>
      <text:p text:style-name="P6"><text:tab/><text:tab/>⇒ Presse spécialisé</text:p>
      <text:p text:style-name="P6"><text:tab/><text:tab/>⇒ Chaîne YouTube</text:p>
      <text:p text:style-name="P6"><text:tab/>⇒ Scientifique</text:p>
      <text:p text:style-name="P6"><text:tab/><text:tab/>⇒ Article, thèse</text:p>
      <text:p text:style-name="P7"/>
      <text:p text:style-name="P7"/>
      <text:p text:style-name="P7">2. Stratégie</text:p>
      <text:p text:style-name="P7"/>
      <text:p text:style-name="P7">⇒ Cibles les infos et les sources</text:p>
      <text:p text:style-name="P7"><text:tab/>⇒ Essentielle ⇒ impacte sur toutes les actions suivantes</text:p>
      <text:p text:style-name="P7"/>
      <text:p text:style-name="P7">⇒ Savoir ce font on a besoin pour mettre en place sa stratégie</text:p>
      <text:p text:style-name="P7"><text:tab/>⇒ Grâce à des connaissances et des premières recherche<text:tab/></text:p>
      <text:p text:style-name="P7"><text:tab/><text:tab/>⇒ Liste de sujet utiles</text:p>
      <text:p text:style-name="P7"><text:tab/><text:tab/>⇒ Transposer cette liste en mots clés</text:p>
      <text:p text:style-name="P7"><text:tab/>⇒ Cibler </text:p>
      <text:p text:style-name="P7"><text:tab/><text:tab/>⇒ les infos recherchées</text:p>
      <text:p text:style-name="P7"><text:tab/><text:tab/>⇒ Les mots clés à utiliser</text:p>
      <text:p text:style-name="P7"/>
      <text:p text:style-name="P7">⇒ Créer des alertes</text:p>
      <text:p text:style-name="P7"><text:tab/>⇒ Flux RSS pour syndiquer un site web sélectionné</text:p>
      <text:p text:style-name="P7"><text:tab/>⇒ Nouveauté répondant aux mots clés choisis</text:p>
      <text:p text:style-name="P7"><text:tab/><text:tab/>⇒ affichage du titre et rapide description</text:p>
      <text:p text:style-name="P8">⇒ Veiller de 2 façons</text:p>
      <text:p text:style-name="P9"><text:tab/>⇒ Veille cible</text:p>
      <text:p text:style-name="P9"><text:tab/><text:tab/>⇒ Définir les sujets à surveiller</text:p>
      <text:p text:style-name="P9"><text:tab/><text:tab/>⇒ Identifier les sources pertinentes</text:p>
      <text:p text:style-name="P9"><text:tab/><text:tab/>⇒ Les mettre sous surveillance par le biais d’outils</text:p>
      <text:p text:style-name="P9"/>
      <text:p text:style-name="P9"><text:tab/>⇒ Veille radar</text:p>
      <text:p text:style-name="P9"><text:tab/><text:tab/>⇒ Définir des mots clés sur le sujet de recherche pour faire émerger tous<text:tab/><text:tab/><text:tab/><text:tab/>types d’info, de tous type de source</text:p>
      <text:p text:style-name="P9"><text:tab/><text:tab/>⇒ Créer des alertes par mots clé</text:p>
      <text:p text:style-name="P9"><text:tab/><text:tab/><text:tab/>⇒ Google Alertes</text:p>
      <text:p text:style-name="P9"><text:tab/><text:tab/>⇒ Analyse de l’info</text:p>
      <text:p text:style-name="P9"/>
      <text:p text:style-name="P9"/>
      <text:p text:style-name="P10">⇒ Stratégie</text:p>
      <text:p text:style-name="P10"><text:tab/>⇒ S’organiser pour ne pas être submergé par les infos</text:p>
      <text:p text:style-name="P10"/>
      <text:p text:style-name="P10"><text:tab/>⇒ Classer, organiser des dossiers par thématique</text:p>
      <text:p text:style-name="P10"><text:tab/>⇒ Fixer des horaires de veille</text:p>
      <text:p text:style-name="P10"><text:tab/><text:span text:style-name="T1">⇒ Lire rapidement ses flux</text:span></text:p>
      <text:p text:style-name="P10"><text:tab/><text:tab/><text:span text:style-name="T1">⇒ Repérer les plus pertinents </text:span></text:p>
      <text:p text:style-name="P10"><text:tab/><text:span text:style-name="T1">⇒ Hiérarchiser dossiers et flux par priorité</text:span></text:p>
      <text:p text:style-name="P10"/>
      <text:p text:style-name="P11"/>
      <text:p text:style-name="P12">⇒ Ne garder que les infos utiles</text:p>
      <text:p text:style-name="P12"/>
      <text:p text:style-name="P12">⇒ Synthétiser toutes les infos récupérées pour les rendre exploitables et les partager</text:p>
      <text:p text:style-name="P12"/>
      <text:p text:style-name="P12">⇒ Les organiser ⇒ cf carte mentale</text:p>
      <text:p text:style-name="P12"/>
      <text:p text:style-name="P13"/>
      <text:p text:style-name="P13">3. Recherches scientifiques</text:p>
      <text:p text:style-name="P13"/>
      <text:p text:style-name="P14">⇒ Recherche avancé ⇒ Opérateurs booléens</text:p>
      <text:p text:style-name="P14"/>
      <text:p text:style-name="P15">⇒ Site utile pour les recherches universitaires</text:p>
      <text:p text:style-name="P15"><text:tab/><text:span text:style-name="T2">⇒ Catalogue des BU de l’UFC depuis l’ENT</text:span></text:p>
      <text:p text:style-name="P15"><text:tab/><text:tab/><text:span text:style-name="T3">⇒ 16 ressources dispo</text:span></text:p>
      <text:p text:style-name="P15"/>
      <text:p text:style-name="P15"/>
      <text:p text:style-name="P16">4. Outils pour automatiser les recherches</text:p>
      <text:p text:style-name="P16"/>
      <text:p text:style-name="P16">⇒ Alertes</text:p>
      <text:p text:style-name="P16"><text:tab/>⇒ Avoir bien défini ses mots-clés</text:p>
      <text:p text:style-name="P16"><text:tab/>⇒ Google Alerte</text:p>
      <text:p text:style-name="P16"/>
      <text:p text:style-name="P17">⇒ Flux RSS</text:p>
      <text:p text:style-name="P17"><text:tab/>⇒ Recevoir les infos maj en temps réel</text:p>
      <text:p text:style-name="P17"><text:tab/>⇒ Ensemble des infos utile regroupé en une seule fenêt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3:01:51.039851870</meta:creation-date>
    <dc:date>2024-09-09T13:37:33.954759387</dc:date>
    <meta:editing-duration>PT35M35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2" meta:paragraph-count="72" meta:word-count="382" meta:character-count="2251" meta:non-whitespace-character-count="1856"/>
  </office:meta>
</office:document-meta>
</file>